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solid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9cm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fo:min-height="0.764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05cm"/>
    </style:style>
    <style:style style:name="gr10" style:family="graphic" style:parent-style-name="objectwithoutfill">
      <style:graphic-properties draw:marker-end="Arrow" draw:marker-end-width="0.203cm" draw:fill="none"/>
    </style:style>
    <style:style style:name="gr11" style:family="graphic" style:parent-style-name="standard">
      <style:graphic-properties draw:stroke="none" svg:stroke-color="#000000" draw:fill="none" draw:fill-color="#ffffff" fo:min-height="1.143cm"/>
    </style:style>
    <style:style style:name="gr12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305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standard">
      <style:graphic-properties draw:stroke="none" svg:stroke-color="#000000" draw:fill="none" draw:fill-color="#ffffff" fo:min-height="0.635cm"/>
    </style:style>
    <style:style style:name="gr18" style:family="graphic" style:parent-style-name="standard">
      <style:graphic-properties draw:stroke="none" svg:stroke-color="#000000" draw:fill="none" draw:fill-color="#ffffff" fo:min-height="1.615cm"/>
    </style:style>
    <style:style style:name="gr19" style:family="graphic" style:parent-style-name="standard">
      <style:graphic-properties draw:stroke="none" svg:stroke-color="#000000" draw:fill="none" draw:fill-color="#ffffff" fo:min-height="0.10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fo:font-weight="normal" style:text-scale="12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b 58%"/>
    </style:style>
    <style:style style:name="T4" style:family="text">
      <style:text-properties fo:font-size="18pt" fo:font-weight="normal" style:text-scale="120%"/>
    </style:style>
    <style:style style:name="T5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4.683cm" svg:x2="10.715cm" svg:y2="17.601cm">
          <text:p/>
        </draw:line>
        <draw:custom-shape draw:style-name="gr2" draw:text-style-name="P1" draw:layer="layout" svg:width="2.815cm" svg:height="2.893cm" svg:x="9.303cm" svg:y="7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762cm" svg:height="0.888cm" draw:transform="rotate (1.0471975511966) translate (9.22304412431819cm 10.3953963253815cm)" svg:viewBox="0 0 763 889" svg:d="m381 52c216 0 381 165 381 381s-165 381-381 381-381-165-381-381 165-381 381-381zm-381 0zm763 763zm-763-815v889z">
          <text:p/>
        </draw:path>
        <draw:custom-shape draw:style-name="gr4" draw:text-style-name="P1" draw:layer="layout" svg:width="12.23cm" svg:height="16.964cm" draw:transform="rotate (1.5707963267949) translate (2.244cm 18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28cm" svg:height="0.806cm" svg:x="5.887cm" svg:y="18.076cm">
          <draw:text-box>
            <text:p><text:span text:style-name="T1">SourcePosition(x,y,z)</text:span></text:p>
          </draw:text-box>
        </draw:frame>
        <draw:line draw:style-name="gr6" draw:text-style-name="P1" draw:layer="layout" svg:x1="10.525cm" svg:y1="17.753cm" svg:x2="9.001cm" svg:y2="18.261cm">
          <text:p/>
        </draw:line>
        <draw:frame draw:style-name="gr7" draw:text-style-name="P3" draw:layer="layout" svg:width="5.634cm" svg:height="1.014cm" svg:x="12.799cm" svg:y="8.204cm">
          <draw:text-box>
            <text:p><text:span text:style-name="T2">ListenerPosition(x,y,z)</text:span></text:p>
          </draw:text-box>
        </draw:frame>
        <draw:line draw:style-name="gr6" draw:text-style-name="P1" draw:layer="layout" svg:x1="10.893cm" svg:y1="9.165cm" svg:x2="12.926cm" svg:y2="8.712cm">
          <text:p/>
        </draw:line>
        <draw:line draw:style-name="gr1" draw:text-style-name="P1" draw:layer="layout" svg:x1="2.905cm" svg:y1="4.729cm" svg:x2="10.652cm" svg:y2="9.146cm">
          <text:p/>
        </draw:line>
        <draw:custom-shape draw:style-name="gr8" draw:text-style-name="P1" draw:layer="layout" svg:width="0.254cm" svg:height="0.254cm" svg:x="2.729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2.07cm" svg:height="1.3cm" svg:x="1.078cm" svg:y="4.086cm">
          <draw:text-box>
            <text:p><text:span text:style-name="T2">(0,0,0)</text:span></text:p>
          </draw:text-box>
        </draw:frame>
        <draw:line draw:style-name="gr10" draw:text-style-name="P1" draw:layer="layout" svg:x1="10.719cm" svg:y1="9.284cm" svg:x2="10.719cm" svg:y2="12.195cm">
          <text:p/>
        </draw:line>
        <draw:line draw:style-name="gr6" draw:text-style-name="P1" draw:layer="layout" svg:x1="10.636cm" svg:y1="11.426cm" svg:x2="9.874cm" svg:y2="11.56cm">
          <text:p/>
        </draw:line>
        <draw:frame draw:style-name="gr11" draw:text-style-name="P3" draw:layer="layout" svg:width="4.356cm" svg:height="1.393cm" svg:x="5.906cm" svg:y="10.802cm">
          <draw:text-box>
            <text:p><text:span text:style-name="T2">ListenerView(x,y,z)</text:span></text:p>
          </draw:text-box>
        </draw:frame>
        <draw:line draw:style-name="gr10" draw:text-style-name="P1" draw:layer="layout" svg:x1="10.715cm" svg:y1="17.545cm" svg:x2="10.715cm" svg:y2="15.132cm">
          <text:p/>
        </draw:line>
        <draw:line draw:style-name="gr6" draw:text-style-name="P1" draw:layer="layout" svg:x1="10.943cm" svg:y1="15.851cm" svg:x2="12.051cm" svg:y2="15.695cm">
          <text:p/>
        </draw:line>
        <draw:frame draw:style-name="gr11" draw:text-style-name="P3" draw:layer="layout" svg:width="4.356cm" svg:height="1.393cm" svg:x="11.971cm" svg:y="14.935cm">
          <draw:text-box>
            <text:p><text:span text:style-name="T2">SourceView(x,y,z)</text:span></text:p>
          </draw:text-box>
        </draw:frame>
        <draw:path draw:style-name="gr3" draw:text-style-name="P1" draw:layer="layout" svg:width="0.762cm" svg:height="0.888cm" draw:transform="rotate (1.5707963267949) translate (10.267cm 11.023cm)" svg:viewBox="0 0 763 889" svg:d="m381 52c216 0 381 165 381 381s-165 381-381 381-381-165-381-381 165-381 381-381zm-381 0zm763 763zm-763-815v889z">
          <text:p/>
        </draw:path>
        <draw:custom-shape draw:style-name="gr12" draw:text-style-name="P1" draw:layer="layout" svg:width="0.127cm" svg:height="0.127cm" svg:x="10.652cm" svg:y="9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6.134cm" svg:height="1.555cm" svg:x="2.867cm" svg:y="5.953cm">
          <draw:text-box>
            <text:p><text:span text:style-name="T2">RoomCornerA(x,y,z)</text:span></text:p>
          </draw:text-box>
        </draw:frame>
        <draw:custom-shape draw:style-name="gr8" draw:text-style-name="P1" draw:layer="layout" svg:width="0.254cm" svg:height="0.254cm" svg:x="2.097cm" svg:y="5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397cm" svg:y1="5.951cm" svg:x2="3.032cm" svg:y2="6.461cm">
          <text:p/>
        </draw:line>
        <draw:frame draw:style-name="gr13" draw:text-style-name="P3" draw:layer="layout" svg:width="6.134cm" svg:height="1.555cm" svg:x="14.606cm" svg:y="18.285cm">
          <draw:text-box>
            <text:p><text:span text:style-name="T2">RoomCornerB(x,y,z)</text:span></text:p>
          </draw:text-box>
        </draw:frame>
        <draw:custom-shape draw:style-name="gr8" draw:text-style-name="P1" draw:layer="layout" svg:width="0.254cm" svg:height="0.254cm" svg:x="19.097cm" svg:y="17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9.098cm" svg:y1="18.133cm" svg:x2="18.635cm" svg:y2="18.77cm">
          <text:p/>
        </draw:line>
        <draw:path draw:style-name="gr14" draw:text-style-name="P1" draw:layer="layout" svg:width="1.65cm" svg:height="0.634cm" svg:x="8.914cm" svg:y="16.966cm" svg:viewBox="0 0 1651 635" svg:d="m381 381v254zm0 254h889zm889 0v-254zm-889-254h889zm889 0 381-381zm-867 0-381-381zm1248-381h-1651z">
          <text:p/>
        </draw:path>
        <draw:path draw:style-name="gr14" draw:text-style-name="P1" draw:layer="layout" svg:width="1.65cm" svg:height="0.634cm" svg:x="10.792cm" svg:y="16.966cm" svg:viewBox="0 0 1651 635" svg:d="m381 381v254zm0 254h889zm889 0v-254zm-889-254h889zm889 0 381-381zm-867 0-381-381zm1248-381h-1651z">
          <text:p/>
        </draw:path>
        <draw:line draw:style-name="gr15" draw:text-style-name="P1" draw:layer="layout" svg:x1="2.808cm" svg:y1="17.637cm" svg:x2="18.668cm" svg:y2="17.637cm">
          <text:p/>
        </draw:line>
        <draw:custom-shape draw:style-name="gr12" draw:text-style-name="P1" draw:layer="layout" svg:width="0.127cm" svg:height="0.127cm" svg:x="10.657cm" svg:y="17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97cm" svg:height="1.064cm" svg:x="2.812cm" svg:y="15.942cm">
          <draw:text-box>
            <text:p>T<text:span text:style-name="T3">24</text:span></text:p>
          </draw:text-box>
        </draw:frame>
        <draw:frame draw:style-name="gr16" draw:layer="layout" svg:width="1.397cm" svg:height="1.064cm" svg:x="17.713cm" svg:y="15.942cm">
          <draw:text-box>
            <text:p>T<text:span text:style-name="T3">1</text:span></text:p>
          </draw:text-box>
        </draw:frame>
        <draw:frame draw:style-name="gr17" draw:text-style-name="P4" draw:layer="layout" svg:width="1.297cm" svg:height="0.963cm" svg:x="10.054cm" svg:y="15.962cm">
          <draw:text-box>
            <text:p text:style-name="P1"><text:span text:style-name="T4">...</text:span></text:p>
          </draw:text-box>
        </draw:frame>
        <draw:frame draw:style-name="gr5" draw:text-style-name="P2" draw:layer="layout" svg:width="2.098cm" svg:height="0.806cm" svg:x="11.36cm" svg:y="18.318cm">
          <draw:text-box>
            <text:p><text:span text:style-name="T1">Source</text:span></text:p>
          </draw:text-box>
        </draw:frame>
        <draw:line draw:style-name="gr6" draw:text-style-name="P1" draw:layer="layout" svg:x1="10.852cm" svg:y1="17.768cm" svg:x2="11.487cm" svg:y2="18.403cm">
          <text:p/>
        </draw:line>
        <draw:path draw:style-name="gr14" draw:text-style-name="P1" draw:layer="layout" svg:width="1.65cm" svg:height="0.634cm" svg:x="17.414cm" svg:y="16.966cm" svg:viewBox="0 0 1651 635" svg:d="m381 381v254zm0 254h889zm889 0v-254zm-889-254h889zm889 0 381-381zm-867 0-381-381zm1248-381h-1651z">
          <text:p/>
        </draw:path>
        <draw:path draw:style-name="gr14" draw:text-style-name="P1" draw:layer="layout" svg:width="1.65cm" svg:height="0.634cm" svg:x="2.414cm" svg:y="16.966cm" svg:viewBox="0 0 1651 635" svg:d="m381 381v254zm0 254h889zm889 0v-254zm-889-254h889zm889 0 381-381zm-867 0-381-381zm1248-381h-1651z">
          <text:p/>
        </draw:path>
        <draw:path draw:style-name="gr14" draw:text-style-name="P1" draw:layer="layout" svg:width="1.65cm" svg:height="0.634cm" svg:x="4.114cm" svg:y="16.966cm" svg:viewBox="0 0 1651 635" svg:d="m381 381v254zm0 254h889zm889 0v-254zm-889-254h889zm889 0 381-381zm-867 0-381-381zm1248-381h-1651z">
          <text:p/>
        </draw:path>
        <draw:path draw:style-name="gr14" draw:text-style-name="P1" draw:layer="layout" svg:width="1.65cm" svg:height="0.634cm" svg:x="15.694cm" svg:y="16.966cm" svg:viewBox="0 0 1651 635" svg:d="m381 381v254zm0 254h889zm889 0v-254zm-889-254h889zm889 0 381-381zm-867 0-381-381zm1248-381h-1651z">
          <text:p/>
        </draw:path>
        <draw:frame draw:style-name="gr17" draw:text-style-name="P4" draw:layer="layout" svg:width="2.377cm" svg:height="0.963cm" svg:x="12.855cm" svg:y="16.664cm">
          <draw:text-box>
            <text:p text:style-name="P1"><text:span text:style-name="T4">…</text:span><text:span text:style-name="T4">..</text:span></text:p>
          </draw:text-box>
        </draw:frame>
        <draw:frame draw:style-name="gr17" draw:text-style-name="P4" draw:layer="layout" svg:width="2.377cm" svg:height="0.963cm" svg:x="6.156cm" svg:y="16.665cm">
          <draw:text-box>
            <text:p text:style-name="P1"><text:span text:style-name="T4">…</text:span><text:span text:style-name="T4">..</text:span></text:p>
          </draw:text-box>
        </draw:frame>
        <draw:frame draw:style-name="gr16" draw:layer="layout" svg:width="1.397cm" svg:height="1.064cm" svg:x="16.014cm" svg:y="15.942cm">
          <draw:text-box>
            <text:p>T<text:span text:style-name="T3">2</text:span></text:p>
          </draw:text-box>
        </draw:frame>
        <draw:frame draw:style-name="gr16" draw:layer="layout" svg:width="1.397cm" svg:height="1.064cm" svg:x="4.414cm" svg:y="15.942cm">
          <draw:text-box>
            <text:p>T<text:span text:style-name="T3">23</text:span></text:p>
          </draw:text-box>
        </draw:frame>
        <draw:path draw:style-name="gr3" draw:text-style-name="P1" draw:layer="layout" svg:width="0.762cm" svg:height="0.888cm" draw:transform="rotate (2.0943951023932) translate (11.4149178488909cm 10.8561437949728cm)" svg:viewBox="0 0 763 889" svg:d="m381 52c216 0 381 165 381 381s-165 381-381 381-381-165-381-381 165-381 381-381zm-381 0zm763 763zm-763-815v889z">
          <text:p/>
        </draw:path>
        <draw:frame draw:style-name="gr18" draw:text-style-name="P3" draw:layer="layout" svg:width="1.397cm" svg:height="1.865cm" svg:x="10.271cm" svg:y="9.763cm">
          <draw:text-box>
            <text:p><text:span text:style-name="T2">R</text:span><text:span text:style-name="T5">1</text:span></text:p>
          </draw:text-box>
        </draw:frame>
        <draw:frame draw:style-name="gr18" draw:text-style-name="P3" draw:layer="layout" svg:width="1.397cm" svg:height="1.865cm" svg:x="9.328cm" svg:y="9.386cm">
          <draw:text-box>
            <text:p><text:span text:style-name="T2">R</text:span><text:span text:style-name="T5">2</text:span></text:p>
          </draw:text-box>
        </draw:frame>
        <draw:frame draw:style-name="gr18" draw:text-style-name="P3" draw:layer="layout" svg:width="1.397cm" svg:height="1.865cm" svg:x="11.106cm" svg:y="9.453cm">
          <draw:text-box>
            <text:p><text:span text:style-name="T2">R</text:span><text:span text:style-name="T5">n</text:span></text:p>
          </draw:text-box>
        </draw:frame>
        <draw:frame draw:style-name="gr19" draw:text-style-name="P4" draw:layer="layout" svg:width="0.304cm" svg:height="0.963cm" svg:x="8.886cm" svg:y="8.681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8.878cm" svg:y="8.2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8.978cm" svg:y="7.8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12.078cm" svg:y="7.8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12.178cm" svg:y="8.2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12.178cm" svg:y="8.6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12.078cm" svg:y="9.182cm">
          <draw:text-box>
            <text:p text:style-name="P1"><text:span text:style-name="T4">.</text:span></text:p>
          </draw:text-box>
        </draw:frame>
        <draw:frame draw:style-name="gr19" draw:text-style-name="P4" draw:layer="layout" svg:width="0.304cm" svg:height="0.963cm" svg:x="8.978cm" svg:y="9.082cm">
          <draw:text-box>
            <text:p text:style-name="P1"><text:span text:style-name="T4">.</text:span></text:p>
          </draw:text-box>
        </draw:frame>
        <draw:path draw:style-name="gr3" draw:text-style-name="P1" draw:layer="layout" svg:width="0.762cm" svg:height="0.888cm" draw:transform="rotate (-2.0943951023932) translate (12.2109558756818cm 8.0616036746185cm)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0.762cm" svg:height="0.888cm" draw:transform="rotate (-1.5707963267949) translate (11.167cm 7.434cm)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0.762cm" svg:height="0.888cm" draw:transform="rotate (-0.785398163397448) translate (9.82715810359514cm 7.60049797023599cm)" svg:viewBox="0 0 763 889" svg:d="m381 52c216 0 381 165 381 381s-165 381-381 381-381-165-381-381 165-381 381-381zm-381 0zm763 763zm-763-815v88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1:48:06.23</dc:date>
    <meta:editing-duration>PT3H21M29S</meta:editing-duration>
    <meta:editing-cycles>29</meta:editing-cycles>
    <meta:generator>LibreOffice/3.5$Windows_x86 LibreOffice_project/165a79a-7059095-e13bb37-fef39a4-9503d18</meta:generator>
    <meta:document-statistic meta:object-count="57"/>
  </office:meta>
</office:document-meta>
</file>